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59280881649634475" text:style-name="L1">
        <text:list-item>
          <text:p text:style-name="P1">Czym są metody abstrakcyjne Metody abstrakcyjne to takie metody, które nie posiadają implementacji(ani nawet nawiasów klamrowych),klasy rozszerzające klase abstrakcyjna muszą stworzyć implementacje dla metod oznaczonych jakoabstrakcyjne w klasie abstrakcyjnej.</text:p>
          <text:p text:style-name="P1"/>
        </text:list-item>
        <text:list-item>
          <text:p text:style-name="P1">Czym są pola statyczne oraz metody statyczne Słowo "static" - oznacza, że metoda jest statyczna. Z wnętrza metody statycznej Nie możemy odwoływać się do póloraz metod nie zadeklarowanych jako statyczne. Dodatkowo metody i zmienne zadeklarowane jako static,związane są z konkretną klasą, a nie jej instancją - obiektem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4T18:34:08.08</meta:creation-date>
    <meta:document-statistic meta:table-count="0" meta:image-count="0" meta:object-count="0" meta:page-count="1" meta:paragraph-count="2" meta:word-count="78" meta:character-count="583"/>
    <dc:date>2017-06-04T18:34:50.33</dc:date>
    <meta:editing-duration>PT46S</meta:editing-duration>
    <meta:editing-cycles>1</meta:editing-cycles>
    <meta:generator>OpenOffice/4.1.1$Win32 OpenOffice.org_project/411m6$Build-9775</meta:generator>
  </office:meta>
</office:document-meta>
</file>